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937in" fo:margin-top="0.0417in" fo:margin-bottom="0in" loext:contextual-spacing="false" fo:line-height="115%" fo:text-align="start" style:justify-single-word="false" fo:text-indent="0in" style:auto-text-indent="false">
        <style:tab-stops>
          <style:tab-stop style:position="4.8984in"/>
          <style:tab-stop style:position="5.422in"/>
          <style:tab-stop style:position="6.1256in"/>
        </style:tab-stops>
      </style:paragraph-properties>
    </style:style>
    <style:style style:name="P2" style:family="paragraph" style:parent-style-name="Standard" style:master-page-name="Standard">
      <style:paragraph-properties fo:margin-left="0in" fo:margin-right="-0.0937in" fo:margin-top="0.0417in" fo:margin-bottom="0in" loext:contextual-spacing="false" fo:line-height="115%" fo:text-align="start" style:justify-single-word="false" fo:text-indent="0in" style:auto-text-indent="false" style:page-number="1">
        <style:tab-stops>
          <style:tab-stop style:position="4.8984in"/>
          <style:tab-stop style:position="5.422in"/>
          <style:tab-stop style:position="6.1256in"/>
        </style:tab-stops>
      </style:paragraph-properties>
    </style:style>
    <style:style style:name="P3" style:family="paragraph" style:parent-style-name="Standard">
      <style:paragraph-properties fo:margin-left="0.161in" fo:margin-right="-0.0937in" fo:line-height="115%" fo:text-indent="0in" style:auto-text-indent="false"/>
    </style:style>
    <style:style style:name="P4" style:family="paragraph" style:parent-style-name="Standard">
      <style:paragraph-properties fo:margin-left="-0.098in" fo:margin-right="-0.0937in" fo:line-height="115%" fo:text-indent="0.098in" style:auto-text-indent="false">
        <style:tab-stops>
          <style:tab-stop style:position="6.5154in"/>
        </style:tab-stops>
      </style:paragraph-properties>
    </style:style>
    <style:style style:name="P5" style:family="paragraph" style:parent-style-name="Standard" style:list-style-name="WWNum1">
      <style:paragraph-properties fo:margin-left="0.3008in" fo:margin-right="-0.0937in" fo:margin-top="0in" fo:margin-bottom="0in" loext:contextual-spacing="false" fo:line-height="115%" fo:text-align="start" style:justify-single-word="false" fo:keep-together="auto" fo:orphans="0" fo:widows="0" fo:text-indent="-0.139in" style:auto-text-indent="false" fo:break-before="auto" fo:break-after="auto" fo:padding="0in" fo:border="none" fo:keep-with-next="auto">
        <style:tab-stops>
          <style:tab-stop style:position="0.3016in"/>
          <style:tab-stop style:position="1.3193in"/>
        </style:tab-stops>
      </style:paragraph-properties>
    </style:style>
    <style:style style:name="P6" style:family="paragraph" style:parent-style-name="Standard" style:list-style-name="WWNum1">
      <style:paragraph-properties fo:margin-left="0.3008in" fo:margin-right="-0.0937in" fo:margin-top="0.0327in" fo:margin-bottom="0in" loext:contextual-spacing="false" fo:line-height="115%" fo:text-align="start" style:justify-single-word="false" fo:keep-together="auto" fo:orphans="0" fo:widows="0" fo:text-indent="-0.1319in" style:auto-text-indent="false" fo:break-before="auto" fo:break-after="auto" fo:padding="0in" fo:border="none" fo:keep-with-next="auto">
        <style:tab-stops>
          <style:tab-stop style:position="0.3016in"/>
          <style:tab-stop style:position="1.3327in"/>
        </style:tab-stops>
      </style:paragraph-properties>
    </style:style>
    <style:style style:name="P7" style:family="paragraph" style:parent-style-name="Standard" style:list-style-name="WWNum1">
      <style:paragraph-properties fo:margin-left="0.3008in" fo:margin-right="-0.0937in" fo:margin-top="0.0327in" fo:margin-bottom="0in" loext:contextual-spacing="false" fo:line-height="115%" fo:text-align="start" style:justify-single-word="false" fo:keep-together="auto" fo:orphans="0" fo:widows="0" fo:text-indent="-0.1319in" style:auto-text-indent="false" fo:break-before="auto" fo:break-after="auto" fo:padding="0in" fo:border="none" fo:keep-with-next="auto">
        <style:tab-stops>
          <style:tab-stop style:position="0.3016in"/>
          <style:tab-stop style:position="1.3425in"/>
        </style:tab-stops>
      </style:paragraph-properties>
    </style:style>
    <style:style style:name="P8" style:family="paragraph" style:parent-style-name="Standard" style:list-style-name="WWNum1">
      <style:paragraph-properties fo:margin-left="0.6063in" fo:margin-right="-0.0937in" fo:margin-top="0.0193in" fo:margin-bottom="0in" loext:contextual-spacing="false" fo:line-height="115%" fo:text-indent="-0.1335in" style:auto-text-indent="false">
        <style:tab-stops>
          <style:tab-stop style:position="0.6071in"/>
        </style:tab-stops>
      </style:paragraph-properties>
    </style:style>
    <style:style style:name="P9" style:family="paragraph" style:parent-style-name="Standard" style:list-style-name="WWNum1">
      <style:paragraph-properties fo:margin-left="0.6063in" fo:margin-right="-0.0937in" fo:margin-top="0.0181in" fo:margin-bottom="0in" loext:contextual-spacing="false" fo:line-height="115%" fo:text-indent="-0.1335in" style:auto-text-indent="false">
        <style:tab-stops>
          <style:tab-stop style:position="0.6071in"/>
        </style:tab-stops>
      </style:paragraph-properties>
    </style:style>
    <style:style style:name="P10" style:family="paragraph" style:parent-style-name="Standard" style:list-style-name="WWNum1">
      <style:paragraph-properties fo:margin-left="0.6063in" fo:margin-right="-0.0937in" fo:margin-top="0in" fo:margin-bottom="0in" loext:contextual-spacing="false" fo:line-height="115%" fo:text-align="start" style:justify-single-word="false" fo:keep-together="auto" fo:orphans="0" fo:widows="0" fo:text-indent="-0.139in" style:auto-text-indent="false" fo:break-before="auto" fo:break-after="auto" fo:padding="0in" fo:border="none" fo:keep-with-next="auto">
        <style:tab-stops>
          <style:tab-stop style:position="0.6071in"/>
        </style:tab-stops>
      </style:paragraph-properties>
    </style:style>
    <style:style style:name="P11" style:family="paragraph" style:parent-style-name="Standard">
      <style:paragraph-properties fo:margin-left="0.6063in" fo:margin-right="-0.0937in" fo:margin-top="0.0193in" fo:margin-bottom="0in" loext:contextual-spacing="false" fo:line-height="115%" fo:text-indent="0in" style:auto-text-indent="false">
        <style:tab-stops>
          <style:tab-stop style:position="0.6071in"/>
        </style:tab-stops>
      </style:paragraph-properties>
    </style:style>
    <style:style style:name="P12" style:family="paragraph" style:parent-style-name="Heading_20_4">
      <style:paragraph-properties fo:margin-left="0in" fo:margin-right="-0.0937in" fo:margin-top="0.0063in" fo:margin-bottom="0in" loext:contextual-spacing="false" fo:line-height="115%" fo:text-indent="0in" style:auto-text-indent="false">
        <style:tab-stops>
          <style:tab-stop style:position="0.3016in"/>
        </style:tab-stops>
      </style:paragraph-properties>
    </style:style>
    <style:style style:name="P13" style:family="paragraph" style:parent-style-name="Heading_20_4">
      <style:paragraph-properties fo:margin-left="0in" fo:margin-right="-0.0937in" fo:margin-top="0.0063in" fo:margin-bottom="0in" loext:contextual-spacing="false" fo:line-height="115%" fo:text-align="start" style:justify-single-word="false" fo:text-indent="0in" style:auto-text-indent="false">
        <style:tab-stops>
          <style:tab-stop style:position="0.3016in"/>
        </style:tab-stops>
      </style:paragraph-properties>
    </style:style>
    <style:style style:name="P14" style:family="paragraph" style:parent-style-name="Heading_20_4">
      <style:paragraph-properties fo:margin-left="0in" fo:margin-right="-0.0937in" fo:margin-top="0.0146in" fo:margin-bottom="0in" loext:contextual-spacing="false" fo:line-height="115%" fo:text-align="start" style:justify-single-word="false" fo:text-indent="0in" style:auto-text-indent="false">
        <style:tab-stops>
          <style:tab-stop style:position="0.3016in"/>
        </style:tab-stops>
      </style:paragraph-properties>
    </style:style>
    <style:style style:name="P15" style:family="paragraph" style:parent-style-name="Heading_20_4">
      <style:paragraph-properties fo:margin-left="0in" fo:margin-right="-0.0937in" fo:margin-top="0.0154in" fo:margin-bottom="0in" loext:contextual-spacing="false" fo:line-height="115%" fo:text-align="start" style:justify-single-word="false" fo:text-indent="0in" style:auto-text-indent="false">
        <style:tab-stops>
          <style:tab-stop style:position="0.3016in"/>
        </style:tab-stops>
      </style:paragraph-properties>
    </style:style>
    <style:style style:name="P16" style:family="paragraph" style:parent-style-name="Heading_20_4">
      <style:paragraph-properties fo:margin-left="0in" fo:margin-right="-0.0937in" fo:margin-top="0.0083in" fo:margin-bottom="0in" loext:contextual-spacing="false" fo:line-height="115%" fo:text-align="start" style:justify-single-word="false" fo:text-indent="0in" style:auto-text-indent="false">
        <style:tab-stops>
          <style:tab-stop style:position="0.3016in"/>
        </style:tab-stops>
      </style:paragraph-properties>
    </style:style>
    <style:style style:name="P17" style:family="paragraph" style:parent-style-name="Heading_20_3">
      <style:paragraph-properties fo:margin-left="0.1626in" fo:margin-right="-0.0937in" fo:margin-top="0.0673in" fo:margin-bottom="0.0134in" loext:contextual-spacing="false" fo:line-height="115%" fo:text-align="center" style:justify-single-word="false" fo:text-indent="0.1626in" style:auto-text-indent="false"/>
    </style:style>
    <style:style style:name="P18" style:family="paragraph" style:parent-style-name="Heading_20_3">
      <style:paragraph-properties fo:margin-left="0.1626in" fo:margin-right="-0.0937in" fo:margin-top="0.0693in" fo:margin-bottom="0.0134in" loext:contextual-spacing="false" fo:line-height="115%" fo:text-align="center" style:justify-single-word="false" fo:text-indent="0.1626in" style:auto-text-indent="false"/>
    </style:style>
    <style:style style:name="P19" style:family="paragraph" style:parent-style-name="Heading_20_3">
      <style:paragraph-properties fo:margin-left="0.1854in" fo:margin-right="-0.0937in" fo:margin-top="0.0118in" fo:margin-bottom="0.0126in" loext:contextual-spacing="false" fo:line-height="115%" fo:text-align="center" style:justify-single-word="false" fo:text-indent="0in" style:auto-text-indent="false"/>
    </style:style>
    <style:style style:name="P20" style:family="paragraph" style:parent-style-name="Heading_20_3">
      <style:paragraph-properties fo:margin-left="0.0827in" fo:margin-right="-0.0937in" fo:margin-top="0.0709in" fo:margin-bottom="0.0134in" loext:contextual-spacing="false" fo:line-height="115%" fo:text-align="center" style:justify-single-word="false" fo:text-indent="0in" style:auto-text-indent="false"/>
    </style:style>
    <style:style style:name="P21" style:family="paragraph" style:parent-style-name="Heading_20_2">
      <style:paragraph-properties fo:margin-left="-0.098in" fo:margin-right="-0.0937in" fo:line-height="115%" fo:text-indent="0.098in" style:auto-text-indent="false">
        <style:tab-stops>
          <style:tab-stop style:position="5.9839in"/>
        </style:tab-stops>
      </style:paragraph-properties>
    </style:style>
    <style:style style:name="P22" style:family="paragraph">
      <loext:graphic-properties draw:fill="none"/>
      <style:paragraph-properties fo:text-align="start"/>
    </style:style>
    <style:style style:name="P23" style:family="paragraph">
      <loext:graphic-properties draw:fill="solid" draw:fill-color="#ffffff"/>
      <style:paragraph-properties fo:text-align="start"/>
    </style:style>
    <style:style style:name="T1" style:family="text">
      <style:text-properties style:font-name="Arial" fo:font-size="17pt" fo:font-weight="bold" style:font-name-asian="Arial1" style:font-size-asian="17pt" style:font-weight-asian="bold" style:font-name-complex="Arial1" style:font-size-complex="17pt"/>
    </style:style>
    <style:style style:name="T2" style:family="text">
      <style:text-properties style:font-name="Arial" fo:font-size="9pt" fo:font-weight="bold" style:font-name-asian="Arial1" style:font-size-asian="9pt" style:font-weight-asian="bold" style:font-name-complex="Arial1" style:font-size-complex="9pt"/>
    </style:style>
    <style:style style:name="T3" style:family="text">
      <style:text-properties style:font-name="Arial" fo:font-size="9pt" style:font-name-asian="Arial1" style:font-size-asian="9pt" style:font-name-complex="Arial1" style:font-size-complex="9pt"/>
    </style:style>
    <style:style style:name="T4" style:family="text">
      <style:text-properties style:font-name="Arial" fo:font-size="9pt" fo:font-style="normal" style:font-name-asian="Arial1" style:font-size-asian="9pt" style:font-style-asian="normal" style:font-name-complex="Arial1" style:font-size-complex="9pt"/>
    </style:style>
    <style:style style:name="T5" style:family="text">
      <style:text-properties style:font-name="Arial" fo:font-size="9pt" fo:font-style="normal" fo:font-weight="bold" style:font-name-asian="Arial1" style:font-size-asian="9pt" style:font-style-asian="normal" style:font-weight-asian="bold" style:font-name-complex="Arial1" style:font-size-complex="9pt"/>
    </style:style>
    <style:style style:name="T6" style:family="text">
      <style:text-properties style:font-name="Arial" fo:font-size="9pt" fo:font-style="italic" style:font-name-asian="Arial1" style:font-size-asian="9pt" style:font-style-asian="italic" style:font-name-complex="Arial1" style:font-size-complex="9pt"/>
    </style:style>
    <style:style style:name="T7" style:family="text">
      <style:text-properties style:font-name="Arial" fo:font-size="9pt" style:text-underline-style="none" style:font-name-asian="Arial1" style:font-size-asian="9pt" style:font-name-complex="Arial1" style:font-size-complex="9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fo:color="#0000ff" style:font-name="Arial" fo:font-size="9pt" style:font-name-asian="Arial1" style:font-size-asian="9pt" style:font-name-complex="Arial1" style:font-size-complex="9pt"/>
    </style:style>
    <style:style style:name="T10" style:family="text">
      <style:text-properties fo:color="#0000ff" style:font-name="Arial" style:font-name-asian="Arial1" style:font-name-complex="Arial1"/>
    </style:style>
    <style:style style:name="T11" style:family="text">
      <style:text-properties fo:color="#1155cc" style:font-name="Arial" fo:font-size="9pt" style:font-name-asian="Arial1" style:font-size-asian="9pt" style:font-name-complex="Arial1" style:font-size-complex="9pt"/>
    </style:style>
    <style:style style:name="T12" style:family="text">
      <style:text-properties fo:color="#1155cc" style:font-name="Arial" style:font-name-asian="Arial1" style:font-name-complex="Arial1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style:font-name-asian="Arial1" style:font-size-asian="9pt" style:font-style-asian="normal" style:font-name-complex="Arial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bold" style:font-name-asian="Arial1" style:font-size-asian="9pt" style:font-style-asian="normal" style:font-weight-asian="bold" style:font-name-complex="Arial1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font-name-asian="Arial1" style:font-size-asian="9pt" style:font-style-asian="normal" style:font-name-complex="Arial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 MT" fo:font-size="9pt" fo:font-style="normal" fo:font-weight="normal" style:font-name-asian="Arial MT1" style:font-size-asian="9pt" style:font-style-asian="normal" style:font-weight-asian="normal" style:font-name-complex="Arial MT1" style:font-size-complex="9pt"/>
    </style:style>
    <style:style style:name="T17" style:family="text">
      <style:text-properties style:font-name="Arial MT" fo:font-size="9pt" style:font-name-asian="Arial MT1" style:font-size-asian="9pt" style:font-name-complex="Arial MT1" style:font-size-complex="9pt"/>
    </style:style>
    <style:style style:name="T18" style:family="text">
      <style:text-properties style:font-name="Roboto" fo:font-size="10.5pt" style:font-name-asian="Roboto1" style:font-size-asian="10.5pt" style:font-name-complex="Roboto1" style:font-size-complex="10.5pt" fo:background-color="#ffffff"/>
    </style:style>
    <style:style style:name="T19" style:family="text">
      <style:text-properties fo:font-size="10pt" style:font-size-asian="10pt" style:font-size-complex="10pt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0in" fo:min-width="7.0681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ffffff" draw:textarea-vertical-align="middle" draw:auto-grow-height="false" draw:fit-to-size="false" style:shrink-to-fit="false" fo:min-height="0in" fo:min-width="7.0673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RISHNA KUMAR S</text:span><text:span text:style-name="T2"><text:tab/><text:tab/></text:span><text:span text:style-name="T3">Email: sskrishkk411@gmail.com</text:span></text:p>
      <text:p text:style-name="P1"><text:a xlink:type="simple" xlink:href="https://www.linkedin.com/in/kishore-dev-4764442b7/" text:style-name="ListLabel_20_1" text:visited-style-name="ListLabel_20_1"><text:span text:style-name="T11">Linkedin</text:span></text:a></text:p>
      <text:p text:style-name="P1"><text:a xlink:type="simple" xlink:href="https://github.com/KishoreDev-4-Mee" text:style-name="ListLabel_20_1" text:visited-style-name="ListLabel_20_1"><text:span text:style-name="T11">GitHub</text:span></text:a><text:span text:style-name="T9"> / </text:span><text:a xlink:type="simple" xlink:href="https://www.npmjs.com/~kishoredev" text:style-name="ListLabel_20_1" text:visited-style-name="ListLabel_20_1"><text:span text:style-name="T11">NPM</text:span></text:a><text:span text:style-name="T9"><text:tab/><text:tab/></text:span><text:span text:style-name="T3">Mobile:<text:tab/>+91 9360449824 </text:span></text:p>
      <text:p text:style-name="P3"><draw:g text:anchor-type="as-char" draw:z-index="0" draw:style-name="gr1"><draw:g draw:style-name="gr2"><draw:custom-shape draw:name="Shape 3" draw:style-name="gr3" draw:text-style-name="P22" svg:width="7.2677in" svg:height="0.005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9" draw:style-name="gr3" draw:text-style-name="P22" svg:width="7.2677in" svg:height="0.0016in" svg:x="0in" svg:y="0.0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3" svg:width="7.2677in" svg:height="0.0024in" svg:x="0in" svg:y="0.0035in"><text:p/><draw:enhanced-geometry draw:mirror-horizontal="false" draw:mirror-vertical="false" svg:viewBox="0 0 21600 21600" draw:type="mso-spt32" draw:enhanced-path="M 0 0 L 21600 21600 N"/></draw:custom-shape></draw:g></draw:g></draw:g></text:p>
      <text:p text:style-name="P17"><text:span text:style-name="T2">EDUCATION</text:span></text:p>
      <text:p text:style-name="P4"><text:span text:style-name="T2">Sudharsan College of Arts &amp; Science</text:span><text:span text:style-name="T3"><text:tab/> <text:s/>Tamil Nadu, India</text:span></text:p>
      <text:p text:style-name="P21"><text:bookmark text:name="_hazmf5hyg0z7"/><text:span text:style-name="T4">Bachelor of Computer Application<text:tab/></text:span><text:span text:style-name="T5"><text:tab/> <text:s text:c="6"/>June 2017 - June 2020</text:span><text:span text:style-name="T5"><draw:g text:anchor-type="as-char" draw:z-index="1" draw:style-name="gr1"><draw:g draw:style-name="gr2"><draw:custom-shape draw:name="Shape 3" draw:style-name="gr3" draw:text-style-name="P22" svg:width="7.2677in" svg:height="0.005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5" draw:style-name="gr3" draw:text-style-name="P22" svg:width="7.2677in" svg:height="0.0016in" svg:x="0in" svg:y="0.0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3" svg:width="7.2677in" svg:height="0.0024in" svg:x="0in" svg:y="0.0035in"><text:p/><draw:enhanced-geometry draw:mirror-horizontal="false" draw:mirror-vertical="false" svg:viewBox="0 0 21600 21600" draw:type="mso-spt32" draw:enhanced-path="M 0 0 L 21600 21600 N"/></draw:custom-shape></draw:g></draw:g></draw:g></text:span></text:p>
      <text:p text:style-name="P19"><text:span text:style-name="T2">SKILLS SUMMARY</text:span></text:p>
      <text:list xml:id="list3722818521" text:style-name="WWNum1">
        <text:list-item>
          <text:p text:style-name="P5"><text:span text:style-name="T14">Languages</text:span><text:span text:style-name="T13">:<text:tab/></text:span><text:span text:style-name="T3">JavaScript, Python<text:line-break/></text:span></text:p>
        </text:list-item>
        <text:list-item>
          <text:p text:style-name="P5"><text:span text:style-name="T14">Frameworks</text:span><text:span text:style-name="T13">:<text:tab/></text:span><text:span text:style-name="T3">Angular (Web App), Ionic (Mobile App), Electron (Desktop App), NodeJs(Backend), Firebase (Cloud Platform),<text:line-break/><text:tab/>Database (SQL &amp; NOSQL)<text:line-break/></text:span></text:p>
        </text:list-item>
        <text:list-item>
          <text:p text:style-name="P6"><text:span text:style-name="T14">Tools</text:span><text:span text:style-name="T13">:<text:tab/></text:span><text:span text:style-name="T2">Development<text:line-break/><text:tab/></text:span><text:span text:style-name="T3">VS Code,PyCharm, Jupyter Notebook,Git,Google IDX,Android Studio,Emulators (Nox,Bluestack)</text:span><text:span text:style-name="T17">,</text:span><text:span text:style-name="T3">AI Tools<text:line-break/><text:line-break/><text:tab/></text:span><text:span text:style-name="T2">Automation<text:line-break/><text:tab/></text:span><text:span text:style-name="T3">Selenium,Puppeteer,Tampermonkey</text:span><text:span text:style-name="T2"><text:tab/><text:line-break/></text:span><text:span text:style-name="T13"><text:line-break/><text:tab/></text:span><text:span text:style-name="T2">Reverse Engineering</text:span><text:span text:style-name="T13"><text:line-break/><text:tab/></text:span><text:span text:style-name="T3">MITM Proxy, Fiddler,Burp Suite, Decompile (apktool,dex2jar),Static Analysis <text:tab/><text:tab/><text:tab/><text:tab/><text:tab/>(APKTool,JD-GUI,ADB,MOBSF), Dynamic Analysis ( Frida, RMS )<text:line-break/><text:tab/></text:span></text:p>
        </text:list-item>
        <text:list-item>
          <text:p text:style-name="P7"><text:span text:style-name="T14">Soft <text:s/>Skills</text:span><text:span text:style-name="T13">:<text:tab/></text:span><text:span text:style-name="T3">Work Experience in multiple languages like (C, C#, .NET, Python, Java,React, etc..,), adept at leveraging <text:tab/><text:tab/>documentation to grasp core concepts and syntax.<text:line-break/><text:tab/>Interested in reverse engineering, program cracking, pentesting sites, and reverse engineering private APIs. <text:tab/><text:tab/>Passionate about AI, machine learning, and exploring new technologies.<text:line-break/><text:tab/>Proficient in building solutions programmatically, adept at creating tools and automating tasks to fulfill specific <text:tab/><text:tab/>needs efficiently.</text:span></text:p>
        </text:list-item>
      </text:list>
      <text:p text:style-name="P3"><draw:g text:anchor-type="as-char" draw:z-index="2" draw:style-name="gr1"><draw:g draw:style-name="gr2"><draw:custom-shape draw:name="Shape 3" draw:style-name="gr3" draw:text-style-name="P22" svg:width="7.2677in" svg:height="0.005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17" draw:style-name="gr3" draw:text-style-name="P22" svg:width="7.2677in" svg:height="0.0016in" svg:x="0in" svg:y="0.0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3" svg:width="7.2677in" svg:height="0.0024in" svg:x="0in" svg:y="0.0035in"><text:p/><draw:enhanced-geometry draw:mirror-horizontal="false" draw:mirror-vertical="false" svg:viewBox="0 0 21600 21600" draw:type="mso-spt32" draw:enhanced-path="M 0 0 L 21600 21600 N"/></draw:custom-shape></draw:g></draw:g></draw:g></text:p>
      <text:p text:style-name="P18"><text:span text:style-name="T2">WORK EXPERIENCE</text:span></text:p>
      <text:p text:style-name="P12"><text:bookmark text:name="_qnh6bsl7dose"/><text:span text:style-name="T8">PRODUCT DEVELOPMENT | GREENSOLZ | </text:span><text:a xlink:type="simple" xlink:href="https://superpos-v2.web.app/pages/pos/welcome" text:style-name="ListLabel_20_2" text:visited-style-name="ListLabel_20_2"><text:span text:style-name="T12">POS</text:span></text:a><text:span text:style-name="T8"> &amp; </text:span><text:a xlink:type="simple" xlink:href="https://coreweb-v2.web.app/home" text:style-name="ListLabel_20_2" text:visited-style-name="ListLabel_20_2"><text:span text:style-name="T12">WEB</text:span></text:a><text:span text:style-name="T8"><text:tab/><text:tab/><text:tab/><text:tab/> <text:s text:c="13"/><text:tab/> <text:s text:c="4"/>Feb 12, 2021 - Feb 8, 2024</text:span></text:p>
      <text:list xml:id="list83022674301469" text:continue-numbering="true" text:style-name="WWNum1">
        <text:list-item>
          <text:list>
            <text:list-item>
              <text:p text:style-name="P8"><text:span text:style-name="T3">I independently developed a comprehensive restaurant management software (EPOS) and its corresponding website. Utilizing Angular, Node.js, and Firebase, I created a fully functional platform facilitating various restaurant operations. This included features such as table reservations, menu management, order processing, billing, and a user-friendly interface for both customers and staff.</text:span></text:p>
            </text:list-item>
            <text:list-item>
              <text:p text:style-name="P8"><text:span text:style-name="T3">Furthermore, I implemented online ordering and table booking functionalities, making the website fully dynamic akin to a content management system (CMS). Additionally, I integrated CMS options into the POS system, providing enhanced flexibility and management capabilities.</text:span></text:p>
            </text:list-item>
          </text:list>
        </text:list-item>
      </text:list>
      <text:p text:style-name="P3"><draw:g text:anchor-type="as-char" draw:z-index="3" draw:style-name="gr1"><draw:g draw:style-name="gr2"><draw:custom-shape draw:name="Shape 3" draw:style-name="gr3" draw:text-style-name="P22" svg:width="7.2677in" svg:height="0.005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13" draw:style-name="gr3" draw:text-style-name="P22" svg:width="7.2677in" svg:height="0.0016in" svg:x="0in" svg:y="0.0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3" svg:width="7.2677in" svg:height="0.0024in" svg:x="0in" svg:y="0.0035in"><text:p/><draw:enhanced-geometry draw:mirror-horizontal="false" draw:mirror-vertical="false" svg:viewBox="0 0 21600 21600" draw:type="mso-spt32" draw:enhanced-path="M 0 0 L 21600 21600 N"/></draw:custom-shape></draw:g></draw:g></draw:g></text:p>
      <text:p text:style-name="P18"><text:span text:style-name="T2">PERSONAL PROJECTS (OWN PURPOSE)</text:span></text:p>
      <text:p text:style-name="P13"><text:span text:style-name="T18"><text:s/>Button Generator</text:span><text:span text:style-name="T8"> | </text:span><text:a xlink:type="simple" xlink:href="https://easy-button-generator.web.app/" text:style-name="ListLabel_20_2" text:visited-style-name="ListLabel_20_2"><text:span text:style-name="T12">LINK</text:span></text:a><text:span text:style-name="T10"><text:tab/></text:span><text:span text:style-name="T8"><text:tab/><text:tab/><text:tab/><text:tab/><text:tab/><text:tab/> <text:s text:c="8"/></text:span></text:p>
      <text:list xml:id="list83021015975149" text:continue-numbering="true" text:style-name="WWNum1">
        <text:list-item>
          <text:list>
            <text:list-item>
              <text:p text:style-name="P8"><text:span text:style-name="T3">Button Generator simplifies button creation with custom text, Bootstrap integration, font options, shadows, gradients, shapes, and more customization.</text:span></text:p>
            </text:list-item>
            <text:list-item>
              <text:p text:style-name="P8"><text:span text:style-name="T3">Used Technologies Html,Css &amp; Javascript</text:span></text:p>
            </text:list-item>
          </text:list>
        </text:list-item>
      </text:list>
      <text:p text:style-name="P14"><text:span text:style-name="T8">Developer Junction <text:s/>| </text:span><text:a xlink:type="simple" xlink:href="https://dev-sites-81c23.web.app/home" text:style-name="ListLabel_20_2" text:visited-style-name="ListLabel_20_2"><text:span text:style-name="T12">LINK</text:span></text:a><text:span text:style-name="T8"><text:tab/><text:tab/><text:tab/><text:tab/><text:tab/><text:tab/><text:tab/> <text:s text:c="8"/></text:span></text:p>
      <text:list xml:id="list83022651015695" text:continue-numbering="true" text:style-name="WWNum1">
        <text:list-item>
          <text:list>
            <text:list-item>
              <text:p text:style-name="P10"><text:span text:style-name="T3">Developer Junction is a one-stop resource library for Designers and Creatives with curated list of best resources gathered throughout my web development journey</text:span></text:p>
            </text:list-item>
            <text:list-item>
              <text:p text:style-name="P10"><text:span text:style-name="T3">Used simple authentication method to view my site</text:span></text:p>
            </text:list-item>
            <text:list-item>
              <text:p text:style-name="P10"><text:soft-page-break/><text:span text:style-name="T3">Technologies - Angular,Firebase</text:span></text:p>
            </text:list-item>
          </text:list>
        </text:list-item>
      </text:list>
      <text:p text:style-name="P15"><text:span text:style-name="T8">Modified Extension (Awesome Screenshot &amp; Clearly Reader ) | </text:span><text:a xlink:type="simple" xlink:href="https://github.com/KishoreDev-4-Mee/Awesome-Screen-Recorder-Screenshot---Extension----Unlocked" text:style-name="ListLabel_20_2" text:visited-style-name="ListLabel_20_2"><text:span text:style-name="T12">LINK 1</text:span></text:a><text:span text:style-name="T8"> - </text:span><text:a xlink:type="simple" xlink:href="https://github.com/KishoreDev-4-Mee/Clearly-Reader-Your-reader-mode-solution---Extension--" text:style-name="ListLabel_20_2" text:visited-style-name="ListLabel_20_2"><text:span text:style-name="T12">LINK 2</text:span></text:a><text:span text:style-name="T8"><text:tab/><text:tab/> </text:span></text:p>
      <text:list xml:id="list83022535478049" text:continue-numbering="true" text:style-name="WWNum1">
        <text:list-item>
          <text:list>
            <text:list-item>
              <text:p text:style-name="P9"><text:span text:style-name="T3">Awesome Screenshot - Unlocked premium features with this latest version. Capture and annotate effortlessly.</text:span></text:p>
            </text:list-item>
            <text:list-item>
              <text:p text:style-name="P9"><text:span text:style-name="T3">Clearly Reader - A browser extension with reader mode for optimal experience. Features copy, translate, speech, and PDF and Markdown export.</text:span></text:p>
            </text:list-item>
          </text:list>
        </text:list-item>
      </text:list>
      <text:p text:style-name="P3"><draw:g text:anchor-type="as-char" draw:z-index="4" draw:style-name="gr1"><draw:g draw:style-name="gr2"><draw:custom-shape draw:name="Shape 3" draw:style-name="gr3" draw:text-style-name="P22" svg:width="7.2677in" svg:height="0.0059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2"><draw:custom-shape draw:name="Shape 21" draw:style-name="gr3" draw:text-style-name="P22" svg:width="7.2677in" svg:height="0.0016in" svg:x="0in" svg:y="0.00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4" draw:text-style-name="P23" svg:width="7.2677in" svg:height="0.0024in" svg:x="0in" svg:y="0.0035in"><text:p/><draw:enhanced-geometry draw:mirror-horizontal="false" draw:mirror-vertical="false" svg:viewBox="0 0 21600 21600" draw:type="mso-spt32" draw:enhanced-path="M 0 0 L 21600 21600 N"/></draw:custom-shape></draw:g></draw:g></draw:g></text:p>
      <text:p text:style-name="P20"><text:span text:style-name="T2">CERTIFICATES</text:span></text:p>
      <text:p text:style-name="P16"><text:span text:style-name="T8">Python Scratch + Data SCience (Rajalaxmi Eduverse)<text:tab/><text:tab/><text:tab/><text:tab/><text:tab/><text:tab/><text:tab/> <text:s text:c="10"/>June 2023</text:span></text:p>
      <text:list xml:id="list83021712837619" text:continue-numbering="true" text:style-name="WWNum1">
        <text:list-item>
          <text:list>
            <text:list-item>
              <text:p text:style-name="P8"><text:span text:style-name="T3"><text:s/>Python Complete Basics, Data Collection, Data Analysis, Data <text:s/>Cleaning &amp; Processing <text:s/></text:span></text:p>
            </text:list-item>
            <text:list-item>
              <text:p text:style-name="P8"><text:span text:style-name="T3">Machine Learning &amp; Deep Learning</text:span></text:p>
            </text:list-item>
          </text:list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6063in" fo:margin-right="0in" fo:margin-top="0.0181in" fo:margin-bottom="0in" loext:contextual-spacing="false" fo:line-height="100%" fo:text-indent="-0.1335in" style:auto-text-indent="false"/>
      <style:text-properties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302in" fo:margin-right="0in" fo:line-height="88%" fo:text-indent="0in" style:auto-text-indent="false"/>
      <style:text-properties style:font-name="Calibri" fo:font-family="Calibri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Calibri1" style:font-family-complex="Calibri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1626in" fo:margin-right="0in" fo:margin-top="0.0118in" fo:margin-bottom="0in" loext:contextual-spacing="false" fo:line-height="100%" fo:text-indent="0in" style:auto-text-indent="false"/>
      <style:text-properties style:font-name="Calibri" fo:font-family="Calibri" style:font-family-generic="roman" style:font-pitch="variable" fo:font-size="9.5pt" style:font-name-asian="Calibri1" style:font-family-asian="Calibri" style:font-family-generic-asian="system" style:font-pitch-asian="variable" style:font-size-asian="9.5pt" style:font-name-complex="Calibri1" style:font-family-complex="Calibri" style:font-family-generic-complex="system" style:font-pitch-complex="variable" style:font-size-complex="9.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3008in" fo:margin-right="0in" fo:margin-top="0.0146in" fo:margin-bottom="0in" loext:contextual-spacing="false" fo:line-height="100%" fo:text-indent="-0.139in" style:auto-text-indent="false"/>
      <style:text-properties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font-weight-asian="bold" style:font-name-complex="Calibri1" style:font-family-complex="Calibri" style:font-family-generic-complex="system" style:font-pitch-complex="variable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1155cc" style:font-name="Arial" fo:font-family="Arial" style:font-family-generic="roman" style:font-pitch="variable" fo:font-size="9pt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139in" fo:margin-left="0.3008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1335in" fo:margin-left="0.6063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1327in" fo:margin-left="1.3846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1335in" fo:margin-left="2.1591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1335in" fo:margin-left="2.9327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1335in" fo:margin-left="3.7071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1335in" fo:margin-left="4.4807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1335in" fo:margin-left="5.2547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1335in" fo:margin-left="6.02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7016in" style:num-format="1" style:print-orientation="portrait" fo:margin-top="0.1965in" fo:margin-bottom="0.1945in" fo:margin-left="0.3055in" fo:margin-right="0.4882in" style:writing-mode="lr-tb" style:layout-grid-color="#c0c0c0" style:layout-grid-lines="287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406" meta:character-count="3085" meta:non-whitespace-character-count="2603"/>
    <meta:generator>LibreOfficeDev/6.0.5.2$Linux_X86_64 LibreOffice_project/</meta:generator>
  </office:meta>
</office:document-meta>
</file>